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99e27" officeooo:paragraph-rsid="00199e27"/>
    </style:style>
    <style:style style:name="P2" style:family="paragraph" style:parent-style-name="Standard">
      <style:text-properties officeooo:rsid="00199e27" officeooo:paragraph-rsid="00199e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I learned from this lab how to write 4 algorithms for scheduling processes. I wrote the a FIFO scheduling system by checking if the previous algorithm ran is still running and if not waiting for the next process to be ready to excute. As well, I wrote a shortest remaining time schecule by checking each tick if a new ready process has less time to execute than the current one. </text:p>
      <text:p text:style-name="P2"/>
      <text:p text:style-name="P2"><text:tab/>Then, I wrote a round robin schedule by keeping track of the previous process executed. I check if any processes after the previous one in the array are ready and run the first occurance. Otherwise, I check all before the previous and run the first occurance. Else I rerun the same process if it has not finished. When adding priority to the round robin algorithm, I first check all ready processes and get the highest priority. The run the round robin but only for processes of the highests ready priori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99e27" officeooo:paragraph-rsid="00199e2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acob Boick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0T10:38:50.683664396</meta:creation-date>
    <dc:date>2022-03-20T10:51:58.576593390</dc:date>
    <meta:editing-duration>PT27S</meta:editing-duration>
    <meta:editing-cycles>1</meta:editing-cycles>
    <meta:document-statistic meta:table-count="0" meta:image-count="0" meta:object-count="0" meta:page-count="1" meta:paragraph-count="3" meta:word-count="162" meta:character-count="901" meta:non-whitespace-character-count="739"/>
    <meta:generator>LibreOffice/7.2.5.2.0$FreeBSD_X86_64 LibreOffice_project/20$Build-2</meta:generator>
  </office:meta>
</office:document-meta>
</file>